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47in"/>
    </style:style>
    <style:style style:name="co2" style:family="table-column">
      <style:table-column-properties fo:break-before="auto" style:column-width="1.068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1AF6</text:p>
          </table:table-cell>
          <table:table-cell table:style-name="ce1" office:value-type="float" office:value="13.7558465426">
            <text:p>13.7558465426</text:p>
          </table:table-cell>
        </table:table-row>
        <table:table-row table:style-name="ro1">
          <table:table-cell office:value-type="string">
            <text:p>3CSL</text:p>
          </table:table-cell>
          <table:table-cell office:value-type="float" office:value="12.6747395946">
            <text:p>12.6747395946</text:p>
          </table:table-cell>
        </table:table-row>
        <table:table-row table:style-name="ro1">
          <table:table-cell office:value-type="string">
            <text:p>2QDZ</text:p>
          </table:table-cell>
          <table:table-cell office:value-type="float" office:value="11.9775570087">
            <text:p>11.9775570087</text:p>
          </table:table-cell>
        </table:table-row>
        <table:table-row table:style-name="ro1">
          <table:table-cell office:value-type="string">
            <text:p>3EFM</text:p>
          </table:table-cell>
          <table:table-cell office:value-type="float" office:value="10.0260446785">
            <text:p>10.0260446785</text:p>
          </table:table-cell>
        </table:table-row>
        <table:table-row table:style-name="ro1">
          <table:table-cell office:value-type="string">
            <text:p>3BS0</text:p>
          </table:table-cell>
          <table:table-cell office:value-type="float" office:value="9.39283111434">
            <text:p>9.39283111434</text:p>
          </table:table-cell>
        </table:table-row>
        <table:table-row table:style-name="ro1">
          <table:table-cell office:value-type="string">
            <text:p>2WJR</text:p>
          </table:table-cell>
          <table:table-cell office:value-type="float" office:value="9.14614423463">
            <text:p>9.14614423463</text:p>
          </table:table-cell>
        </table:table-row>
        <table:table-row table:style-name="ro1">
          <table:table-cell office:value-type="string">
            <text:p>3DZM</text:p>
          </table:table-cell>
          <table:table-cell office:value-type="float" office:value="8.77050255877">
            <text:p>8.77050255877</text:p>
          </table:table-cell>
        </table:table-row>
        <table:table-row table:style-name="ro1">
          <table:table-cell office:value-type="string">
            <text:p>2GUF</text:p>
          </table:table-cell>
          <table:table-cell office:value-type="float" office:value="8.71203874398">
            <text:p>8.71203874398</text:p>
          </table:table-cell>
        </table:table-row>
        <table:table-row table:style-name="ro1">
          <table:table-cell office:value-type="string">
            <text:p>1QFG</text:p>
          </table:table-cell>
          <table:table-cell office:value-type="float" office:value="8.59566720943">
            <text:p>8.59566720943</text:p>
          </table:table-cell>
        </table:table-row>
        <table:table-row table:style-name="ro1">
          <table:table-cell table:style-name="ce1" office:value-type="string">
            <text:p>1A0S</text:p>
          </table:table-cell>
          <table:table-cell table:style-name="ce1" office:value-type="float" office:value="7.77929526322">
            <text:p>7.77929526322</text:p>
          </table:table-cell>
        </table:table-row>
        <table:table-row table:style-name="ro1">
          <table:table-cell office:value-type="string">
            <text:p>1UYN</text:p>
          </table:table-cell>
          <table:table-cell office:value-type="float" office:value="7.04988992001">
            <text:p>7.04988992001</text:p>
          </table:table-cell>
        </table:table-row>
        <table:table-row table:style-name="ro1">
          <table:table-cell office:value-type="string">
            <text:p>1FEP</text:p>
          </table:table-cell>
          <table:table-cell office:value-type="float" office:value="6.84286437091">
            <text:p>6.84286437091</text:p>
          </table:table-cell>
        </table:table-row>
        <table:table-row table:style-name="ro1">
          <table:table-cell office:value-type="string">
            <text:p>2F1V</text:p>
          </table:table-cell>
          <table:table-cell office:value-type="float" office:value="6.6938846882">
            <text:p>6.6938846882</text:p>
          </table:table-cell>
        </table:table-row>
        <table:table-row table:style-name="ro1">
          <table:table-cell office:value-type="string">
            <text:p>3JTY</text:p>
          </table:table-cell>
          <table:table-cell office:value-type="float" office:value="6.315265117">
            <text:p>6.315265117</text:p>
          </table:table-cell>
        </table:table-row>
        <table:table-row table:style-name="ro1">
          <table:table-cell table:style-name="ce2" office:value-type="string">
            <text:p>1E54</text:p>
          </table:table-cell>
          <table:table-cell table:style-name="ce1" office:value-type="float" office:value="5.82055138045">
            <text:p>5.82055138045</text:p>
          </table:table-cell>
        </table:table-row>
        <table:table-row table:style-name="ro1">
          <table:table-cell office:value-type="string">
            <text:p>3FHH</text:p>
          </table:table-cell>
          <table:table-cell office:value-type="float" office:value="5.70514926511">
            <text:p>5.70514926511</text:p>
          </table:table-cell>
        </table:table-row>
        <table:table-row table:style-name="ro1">
          <table:table-cell office:value-type="string">
            <text:p>2F1C</text:p>
          </table:table-cell>
          <table:table-cell office:value-type="float" office:value="5.50668753678">
            <text:p>5.50668753678</text:p>
          </table:table-cell>
        </table:table-row>
        <table:table-row table:style-name="ro1">
          <table:table-cell table:style-name="ce1" office:value-type="string">
            <text:p>2O4V</text:p>
          </table:table-cell>
          <table:table-cell table:style-name="ce1" office:value-type="float" office:value="5.1606870029">
            <text:p>5.1606870029</text:p>
          </table:table-cell>
        </table:table-row>
        <table:table-row table:style-name="ro1">
          <table:table-cell office:value-type="string">
            <text:p>1QJ8</text:p>
          </table:table-cell>
          <table:table-cell office:value-type="float" office:value="4.69557528748">
            <text:p>4.69557528748</text:p>
          </table:table-cell>
        </table:table-row>
        <table:table-row table:style-name="ro1">
          <table:table-cell office:value-type="string">
            <text:p>2VQI</text:p>
          </table:table-cell>
          <table:table-cell office:value-type="float" office:value="4.64025541195">
            <text:p>4.64025541195</text:p>
          </table:table-cell>
        </table:table-row>
        <table:table-row table:style-name="ro1">
          <table:table-cell office:value-type="string">
            <text:p>3EMN</text:p>
          </table:table-cell>
          <table:table-cell office:value-type="float" office:value="4.61797319664">
            <text:p>4.61797319664</text:p>
          </table:table-cell>
        </table:table-row>
        <table:table-row table:style-name="ro1">
          <table:table-cell office:value-type="string">
            <text:p>3DWO</text:p>
          </table:table-cell>
          <table:table-cell office:value-type="float" office:value="4.34388570922">
            <text:p>4.34388570922</text:p>
          </table:table-cell>
        </table:table-row>
        <table:table-row table:style-name="ro1">
          <table:table-cell office:value-type="string">
            <text:p>1T16</text:p>
          </table:table-cell>
          <table:table-cell office:value-type="float" office:value="4.33605705875">
            <text:p>4.33605705875</text:p>
          </table:table-cell>
        </table:table-row>
        <table:table-row table:style-name="ro1">
          <table:table-cell table:style-name="ce1" office:value-type="string">
            <text:p>3PRN</text:p>
          </table:table-cell>
          <table:table-cell table:style-name="ce1" office:value-type="float" office:value="4.12238780099">
            <text:p>4.12238780099</text:p>
          </table:table-cell>
        </table:table-row>
        <table:table-row table:style-name="ro1">
          <table:table-cell table:style-name="ce1" office:value-type="string">
            <text:p>2J1N</text:p>
          </table:table-cell>
          <table:table-cell table:style-name="ce1" office:value-type="float" office:value="3.92845016377">
            <text:p>3.92845016377</text:p>
          </table:table-cell>
        </table:table-row>
        <table:table-row table:style-name="ro1">
          <table:table-cell table:style-name="ce1" office:value-type="string">
            <text:p>2POR</text:p>
          </table:table-cell>
          <table:table-cell table:style-name="ce1" office:value-type="float" office:value="3.77401876904">
            <text:p>3.77401876904</text:p>
          </table:table-cell>
        </table:table-row>
        <table:table-row table:style-name="ro1">
          <table:table-cell office:value-type="string">
            <text:p>1TLY</text:p>
          </table:table-cell>
          <table:table-cell office:value-type="float" office:value="3.61502635485">
            <text:p>3.61502635485</text:p>
          </table:table-cell>
        </table:table-row>
        <table:table-row table:style-name="ro1">
          <table:table-cell office:value-type="string">
            <text:p>1QJP</text:p>
          </table:table-cell>
          <table:table-cell office:value-type="float" office:value="3.54117764871">
            <text:p>3.54117764871</text:p>
          </table:table-cell>
        </table:table-row>
        <table:table-row table:style-name="ro1">
          <table:table-cell office:value-type="string">
            <text:p>1KMO</text:p>
          </table:table-cell>
          <table:table-cell office:value-type="float" office:value="3.48212091293">
            <text:p>3.48212091293</text:p>
          </table:table-cell>
        </table:table-row>
        <table:table-row table:style-name="ro1">
          <table:table-cell office:value-type="string">
            <text:p>1K24</text:p>
          </table:table-cell>
          <table:table-cell office:value-type="float" office:value="3.20780182139">
            <text:p>3.20780182139</text:p>
          </table:table-cell>
        </table:table-row>
        <table:table-row table:style-name="ro1">
          <table:table-cell office:value-type="string">
            <text:p>2ERV</text:p>
          </table:table-cell>
          <table:table-cell office:value-type="float" office:value="2.71730656931">
            <text:p>2.71730656931</text:p>
          </table:table-cell>
        </table:table-row>
        <table:table-row table:style-name="ro1">
          <table:table-cell office:value-type="string">
            <text:p>1I78</text:p>
          </table:table-cell>
          <table:table-cell office:value-type="float" office:value="2.45908297763">
            <text:p>2.45908297763</text:p>
          </table:table-cell>
        </table:table-row>
        <table:table-row table:style-name="ro1">
          <table:table-cell table:style-name="ce1" office:value-type="string">
            <text:p>1QD6</text:p>
          </table:table-cell>
          <table:table-cell table:style-name="ce1" office:value-type="float" office:value="2.33265983323">
            <text:p>2.33265983323</text:p>
          </table:table-cell>
        </table:table-row>
        <table:table-row table:style-name="ro1">
          <table:table-cell office:value-type="string">
            <text:p>1P4T</text:p>
          </table:table-cell>
          <table:table-cell office:value-type="float" office:value="2.31140151996">
            <text:p>2.31140151996</text:p>
          </table:table-cell>
        </table:table-row>
        <table:table-row table:style-name="ro1">
          <table:table-cell office:value-type="string">
            <text:p>1THQ</text:p>
          </table:table-cell>
          <table:table-cell office:value-type="float" office:value="2.25103852098">
            <text:p>2.251038520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4">12/14/2011</text:date>, <text:time>22:5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14T22:52:32</dc:date>
    <dc:creator>Alexander Davis</dc:creator>
    <meta:document-statistic meta:table-count="1" meta:cell-count="70" meta:object-count="0"/>
    <meta:generator>OpenOffice.org/3.2$Linux OpenOffice.org_project/320m12$Build-9483</meta:generator>
  </office:meta>
</office:document-meta>
</file>